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paragraph-rsid="000a24ad" style:font-size-asian="14pt" style:font-size-complex="14pt"/>
    </style:style>
    <style:style style:name="T1" style:family="text">
      <style:text-properties officeooo:rsid="000a24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Manual</text:p>
      <text:p text:style-name="P1"/>
      <text:p text:style-name="Standard"><text:span text:style-name="T1">G</text:span>it tutorial - Um tutorial de introdução ao Git</text:p>
      <text:p text:style-name="Standard"/>
      <text:p text:style-name="Standard">SINOPSE</text:p>
      <text:p text:style-name="Standard">git *</text:p>
      <text:p text:style-name="Standard"/>
      <text:p text:style-name="Standard">DESCRIÇÃO</text:p>
      <text:p text:style-name="Standard">Este tutorial explica como importar um novo projeto para o Git, fazer</text:p>
      <text:p text:style-name="Standard">alterações nele e compartilhar alterações com outros desenvolvedores.</text:p>
      <text:p text:style-name="Standard"/>
      <text:p text:style-name="Standard">Se você estiver interessado principalmente em usar o Git para buscar um</text:p>
      <text:p text:style-name="Standard">projeto, por exemplo, para testar a versão mais recente, você pode preferir</text:p>
      <text:p text:style-name="Standard">começar com os dois primeiros capítulos do Manual do Usuário do Git[1].</text:p>
      <text:p text:style-name="Standard"/>
      <text:p text:style-name="Standard">Primeiro, observe que você pode obter documentação para um comando como git</text:p>
      <text:p text:style-name="Standard">log --graph com:</text:p>
      <text:p text:style-name="Standard"/>
      <text:p text:style-name="Standard">$ man git-log</text:p>
      <text:p text:style-name="Standard"/>
      <text:p text:style-name="Standard">ou:</text:p>
      <text:p text:style-name="Standard"/>
      <text:p text:style-name="Standard">$ git help log</text:p>
      <text:p text:style-name="Standard"/>
      <text:p text:style-name="Standard">Com o último, você pode usar o visualizador manual de sua escolha; veja git-</text:p>
      <text:p text:style-name="Standard">help(1) para mais informações.</text:p>
      <text:p text:style-name="Standard"/>
      <text:p text:style-name="Standard">É uma boa ideia se apresentar ao Git com seu nome e</text:p>
      <text:p text:style-name="Standard">endereço de e-mail público antes de fazer qualquer operação. A maneira mais fácil de fazer</text:p>
      <text:p text:style-name="Standard">isso é:</text:p>
      <text:p text:style-name="Standard"/>
      <text:p text:style-name="Standard">$ git config --global user.name "Your Name Comes Here"</text:p>
      <text:p text:style-name="Standard">$ git config --global user.email you@yourdomain.example.com</text:p>
      <text:p text:style-name="Standard"/>
      <text:p text:style-name="Standard">IMPORTANDO UM NOVO PROJETO</text:p>
      <text:p text:style-name="Standard">Suponha que você tenha um tarball project.tar.gz com seu trabalho inicial. Você</text:p>
      <text:p text:style-name="Standard">pode colocá-lo sob o controle de revisão do Git da seguinte forma.</text:p>
      <text:p text:style-name="Standard"/>
      <text:p text:style-name="Standard">$ tar xzf project.tar.gz</text:p>
      <text:p text:style-name="Standard">$ cd project</text:p>
      <text:p text:style-name="Standard">$ git init</text:p>
      <text:p text:style-name="Standard"/>
      <text:p text:style-name="Standard">O Git responderá</text:p>
      <text:p text:style-name="Standard"/>
      <text:p text:style-name="Standard">Repositório Git vazio inicializado em .git/</text:p>
      <text:p text:style-name="Standard"/>
      <text:p text:style-name="Standard">Agora você inicializou o diretório de trabalho — você pode notar um novo</text:p>
      <text:p text:style-name="Standard">diretório criado, chamado ".git".</text:p>
      <text:p text:style-name="Standard"/>
      <text:p text:style-name="Standard">Em seguida, diga ao Git para tirar um instantâneo do conteúdo de todos os arquivos sob</text:p>
      <text:p text:style-name="Standard">o diretório atual (observe o .), com git add:</text:p>
      <text:p text:style-name="Standard"/>
      <text:p text:style-name="Standard"><text:soft-page-break/>$ git add .</text:p>
      <text:p text:style-name="Standard"/>
      <text:p text:style-name="Standard">Este instantâneo agora é armazenado em uma área de preparação temporária que o Git chama</text:p>
      <text:p text:style-name="Standard">de "índice". Você pode armazenar permanentemente o conteúdo do índice no</text:p>
      <text:p text:style-name="Standard">repositório com git commit:</text:p>
      <text:p text:style-name="Standard"/>
      <text:p text:style-name="Standard">$ git commit</text:p>
      <text:p text:style-name="Standard"/>
      <text:p text:style-name="Standard">Isso solicitará uma mensagem de commit. Agora você armazenou a primeira</text:p>
      <text:p text:style-name="Standard">versão do seu projeto no Git.</text:p>
      <text:p text:style-name="Standard"/>
      <text:p text:style-name="Standard">FAZENDO ALTERAÇÕES</text:p>
      <text:p text:style-name="Standard">Modifique alguns arquivos e adicione seus conteúdos atualizados ao índice:</text:p>
      <text:p text:style-name="Standard"/>
      <text:p text:style-name="Standard">$ git add file1 file2 file3</text:p>
      <text:p text:style-name="Standard"/>
      <text:p text:style-name="Standard">Agora você está pronto para fazer o commit. Você pode ver o que está prestes a ser commitado</text:p>
      <text:p text:style-name="Standard">usando git diff com a opção --cached:</text:p>
      <text:p text:style-name="Standard"/>
      <text:p text:style-name="Standard">$ git diff --cached</text:p>
      <text:p text:style-name="Standard"/>
      <text:p text:style-name="Standard">(Sem --cached, git diff mostrará todas as alterações que você fez</text:p>
      <text:p text:style-name="Standard">mas ainda não adicionou ao índice.) Você também pode obter um breve resumo da</text:p>
      <text:p text:style-name="Standard">situação com git status:</text:p>
      <text:p text:style-name="Standard"/>
      <text:p text:style-name="Standard">$ git status</text:p>
      <text:p text:style-name="Standard">On branch master</text:p>
      <text:p text:style-name="Standard">Alterações a serem commitadas:</text:p>
      <text:p text:style-name="Standard">Seu branch está atualizado com 'origin/master'.</text:p>
      <text:p text:style-name="Standard">(use "git restore --staged &lt;file&gt;..." para desfazer o stage)</text:p>
      <text:p text:style-name="Standard"/>
      <text:p text:style-name="Standard">modified: file1</text:p>
      <text:p text:style-name="Standard">modified: file2</text:p>
      <text:p text:style-name="Standard">modified: file3</text:p>
      <text:p text:style-name="Standard"/>
      <text:p text:style-name="Standard">Se precisar fazer mais ajustes, faça agora e adicione</text:p>
      <text:p text:style-name="Standard">qualquer conteúdo recém-modificado ao índice. Por fim, confirme suas alterações</text:p>
      <text:p text:style-name="Standard">com:</text:p>
      <text:p text:style-name="Standard"/>
      <text:p text:style-name="Standard">$ git commit</text:p>
      <text:p text:style-name="Standard"/>
      <text:p text:style-name="Standard">Isso solicitará novamente uma mensagem descrevendo a alteração e</text:p>
      <text:p text:style-name="Standard">então registrará uma nova versão do projeto.</text:p>
      <text:p text:style-name="Standard"/>
      <text:p text:style-name="Standard">Como alternativa, em vez de executar git add antes, você pode usar</text:p>
      <text:p text:style-name="Standard"/>
      <text:p text:style-name="Standard">$ git commit -a</text:p>
      <text:p text:style-name="Standard"/>
      <text:p text:style-name="Standard">que notará automaticamente quaisquer arquivos modificados (mas não novos), adicionará</text:p>
      <text:p text:style-name="Standard">eles ao índice e fará o commit, tudo em uma etapa.</text:p>
      <text:p text:style-name="Standard"/>
      <text:p text:style-name="Standard">Uma observação sobre mensagens de commit: embora não seja obrigatório, é uma boa ideia</text:p>
      <text:p text:style-name="Standard"><text:soft-page-break/>começar a mensagem de commit com uma única linha curta (menos de 50 caracteres)</text:p>
      <text:p text:style-name="Standard">resumindo a alteração, seguida por uma linha em branco e, em seguida, uma descrição mais</text:p>
      <text:p text:style-name="Standard">completa. O texto até a primeira linha em branco em uma mensagem de commit</text:p>
      <text:p text:style-name="Standard">é tratado como o título do commit, e esse título é usado</text:p>
      <text:p text:style-name="Standard">em todo o Git. Por exemplo, git-format-patch(1) transforma um commit em</text:p>
      <text:p text:style-name="Standard">e-mail e usa o título na linha Assunto e o restante do</text:p>
      <text:p text:style-name="Standard">commit no corpo.</text:p>
      <text:p text:style-name="Standard"/>
      <text:p text:style-name="Standard">O GIT RASTREIA CONTEÚDO, NÃO ARQUIVOS</text:p>
      <text:p text:style-name="Standard">Muitos sistemas de controle de revisão fornecem um comando add que diz ao</text:p>
      <text:p text:style-name="Standard">sistema para começar a rastrear alterações em um novo arquivo. O comando add do Git faz</text:p>
      <text:p text:style-name="Standard">algo mais simples e poderoso: git add é usado para arquivos novos e</text:p>
      <text:p text:style-name="Standard">recentemente modificados e, em ambos os casos, ele tira um instantâneo dos</text:p>
      <text:p text:style-name="Standard">arquivos fornecidos e prepara esse conteúdo no índice, pronto para inclusão</text:p>
      <text:p text:style-name="Standard">no próximo commit.</text:p>
      <text:p text:style-name="Standard"/>
      <text:p text:style-name="Standard">VISUALIZAÇÃO DO HISTÓRICO DO PROJETO</text:p>
      <text:p text:style-name="Standard">A qualquer momento, você pode visualizar o histórico de suas alterações usando</text:p>
      <text:p text:style-name="Standard"/>
      <text:p text:style-name="Standard">$ git log</text:p>
      <text:p text:style-name="Standard"/>
      <text:p text:style-name="Standard">Se você também quiser ver diffs completos em cada etapa, use</text:p>
      <text:p text:style-name="Standard"/>
      <text:p text:style-name="Standard">$ git log -p</text:p>
      <text:p text:style-name="Standard"/>
      <text:p text:style-name="Standard">Frequentemente, a visão geral da alteração é útil para ter uma ideia de cada etapa</text:p>
      <text:p text:style-name="Standard"/>
      <text:p text:style-name="Standard">$ git log --stat –summary</text:p>
      <text:p text:style-name="Standard"/>
      <text:p text:style-name="Standard">GERENCIAR BRANCHES</text:p>
      <text:p text:style-name="Standard">Um único repositório Git pode manter várias ramificações de desenvolvimento.</text:p>
      <text:p text:style-name="Standard">Para criar uma nova ramificação chamada "experimental", use</text:p>
      <text:p text:style-name="Standard"/>
      <text:p text:style-name="Standard">$ git branch experimental</text:p>
      <text:p text:style-name="Standard"/>
      <text:p text:style-name="Standard">Se você executar agora</text:p>
      <text:p text:style-name="Standard"/>
      <text:p text:style-name="Standard">$ git branch</text:p>
      <text:p text:style-name="Standard"/>
      <text:p text:style-name="Standard">você obterá uma lista de todas as ramificações existentes:</text:p>
      <text:p text:style-name="Standard"/>
      <text:p text:style-name="Standard">experimental</text:p>
      <text:p text:style-name="Standard">* master</text:p>
      <text:p text:style-name="Standard"/>
      <text:p text:style-name="Standard">A ramificação "experimental" é a que você acabou de criar, e a ramificação "master"</text:p>
      <text:p text:style-name="Standard">é uma ramificação padrão que foi criada para você automaticamente. O</text:p>
      <text:p text:style-name="Standard">asterisco marca a ramificação em que você está atualmente; digite</text:p>
      <text:p text:style-name="Standard"/>
      <text:p text:style-name="Standard">$ git switch experimental</text:p>
      <text:p text:style-name="Standard"/>
      <text:p text:style-name="Standard">para alternar para a ramificação experimental. Agora edite um arquivo, confirme a</text:p>
      <text:p text:style-name="Standard">alteração e volte para a ramificação master:</text:p>
      <text:p text:style-name="Standard"><text:soft-page-break/></text:p>
      <text:p text:style-name="Standard">(editar arquivo)</text:p>
      <text:p text:style-name="Standard">$ git commit -a</text:p>
      <text:p text:style-name="Standard">$ git switch master</text:p>
      <text:p text:style-name="Standard"/>
      <text:p text:style-name="Standard">Verifique se a alteração que você fez não está mais visível, pois ela foi feita</text:p>
      <text:p text:style-name="Standard">na ramificação experimental e você está de volta na ramificação master.</text:p>
      <text:p text:style-name="Standard"/>
      <text:p text:style-name="Standard">Você pode fazer uma alteração diferente na ramificação master:</text:p>
      <text:p text:style-name="Standard"/>
      <text:p text:style-name="Standard">(editar arquivo)</text:p>
      <text:p text:style-name="Standard">$ git commit -a</text:p>
      <text:p text:style-name="Standard"/>
      <text:p text:style-name="Standard">neste ponto, as duas ramificações divergiram, com alterações diferentes</text:p>
      <text:p text:style-name="Standard">feitas em cada uma. Para mesclar as alterações feitas em experimental no master,</text:p>
      <text:p text:style-name="Standard">execute</text:p>
      <text:p text:style-name="Standard"/>
      <text:p text:style-name="Standard">$ git merge experimental</text:p>
      <text:p text:style-name="Standard"/>
      <text:p text:style-name="Standard">Se as alterações não entrarem em conflito, está pronto. Se houver conflitos,</text:p>
      <text:p text:style-name="Standard">marcadores serão deixados nos arquivos problemáticos mostrando o conflito;</text:p>
      <text:p text:style-name="Standard"/>
      <text:p text:style-name="Standard">$ git diff</text:p>
      <text:p text:style-name="Standard"/>
      <text:p text:style-name="Standard">mostrará isso. Depois de editar os arquivos para resolver os conflitos,</text:p>
      <text:p text:style-name="Standard"/>
      <text:p text:style-name="Standard">$ git commit -a</text:p>
      <text:p text:style-name="Standard"/>
      <text:p text:style-name="Standard">confirmará o resultado da mesclagem. Finalmente,</text:p>
      <text:p text:style-name="Standard"/>
      <text:p text:style-name="Standard">$ gitk</text:p>
      <text:p text:style-name="Standard"/>
      <text:p text:style-name="Standard">mostrará uma bela representação gráfica do histórico resultante.</text:p>
      <text:p text:style-name="Standard"/>
      <text:p text:style-name="Standard">Neste ponto, você pode excluir o branch experimental com</text:p>
      <text:p text:style-name="Standard"/>
      <text:p text:style-name="Standard">$ git branch -d experimental</text:p>
      <text:p text:style-name="Standard"/>
      <text:p text:style-name="Standard">Este comando garante que as alterações no branch experimental</text:p>
      <text:p text:style-name="Standard">já estejam no branch atual.</text:p>
      <text:p text:style-name="Standard"/>
      <text:p text:style-name="Standard">Se você desenvolver em um branch crazy-idea e depois se arrepender, você sempre pode</text:p>
      <text:p text:style-name="Standard">excluir o branch com</text:p>
      <text:p text:style-name="Standard"/>
      <text:p text:style-name="Standard">$ git branch -D crazy-idea</text:p>
      <text:p text:style-name="Standard"/>
      <text:p text:style-name="Standard">Branches são baratas e fáceis, então esta é uma boa maneira de experimentar algo</text:p>
      <text:p text:style-name="Standard">fora.</text:p>
      <text:p text:style-name="Standard"/>
      <text:p text:style-name="Standard">USANDO GIT PARA COLABORAÇÃO</text:p>
      <text:p text:style-name="Standard">Suponha que Alice tenha iniciado um novo projeto com um repositório Git em</text:p>
      <text:p text:style-name="Standard">/home/alice/project, e que Bob, que tem um diretório home na mesma</text:p>
      <text:p text:style-name="Standard"><text:soft-page-break/>máquina, queira contribuir.</text:p>
      <text:p text:style-name="Standard"/>
      <text:p text:style-name="Standard">Bob começa com:</text:p>
      <text:p text:style-name="Standard"/>
      <text:p text:style-name="Standard">bob$ git clone /home/alice/project myrepo</text:p>
      <text:p text:style-name="Standard"/>
      <text:p text:style-name="Standard">Isso cria um novo diretório "myrepo" contendo um clone do repositório</text:p>
      <text:p text:style-name="Standard">de Alice. O clone está em pé de igualdade com o projeto original,</text:p>
      <text:p text:style-name="Standard">possuindo sua própria cópia do histórico do projeto original.</text:p>
      <text:p text:style-name="Standard"/>
      <text:p text:style-name="Standard">Bob então faz algumas alterações e as confirma:</text:p>
      <text:p text:style-name="Standard"/>
      <text:p text:style-name="Standard">(editar arquivos)</text:p>
      <text:p text:style-name="Standard">bob$ git commit -a</text:p>
      <text:p text:style-name="Standard">(repita conforme necessário)</text:p>
      <text:p text:style-name="Standard"/>
      <text:p text:style-name="Standard">Quando estiver pronto, ele diz a Alice para extrair as alterações do repositório em</text:p>
      <text:p text:style-name="Standard">/home/bob/myrepo. Ela faz isso com:</text:p>
      <text:p text:style-name="Standard"/>
      <text:p text:style-name="Standard">alice$ cd /home/alice/project</text:p>
      <text:p text:style-name="Standard">alice$ git pull /home/bob/myrepo master</text:p>
      <text:p text:style-name="Standard"/>
      <text:p text:style-name="Standard">Isso mescla as alterações do branch "master" de Bob no branch atual</text:p>
      <text:p text:style-name="Standard">de Alice. Se Alice fez suas próprias alterações nesse meio tempo, então ela pode</text:p>
      <text:p text:style-name="Standard">precisar corrigir manualmente quaisquer conflitos.</text:p>
      <text:p text:style-name="Standard"/>
      <text:p text:style-name="Standard">O comando "pull" então executa duas operações: ele busca alterações</text:p>
      <text:p text:style-name="Standard">de um branch remoto, então as mescla no branch atual.</text:p>
      <text:p text:style-name="Standard"/>
      <text:p text:style-name="Standard">Note que em geral, Alice gostaria que suas alterações locais fossem confirmadas</text:p>
      <text:p text:style-name="Standard">antes de iniciar esse "pull". Se o trabalho de Bob entrar em conflito com o que Alice</text:p>
      <text:p text:style-name="Standard">fez desde que seus históricos foram bifurcados, Alice usará sua árvore de trabalho e</text:p>
      <text:p text:style-name="Standard">o índice para resolver conflitos, e as alterações locais existentes irão</text:p>
      <text:p text:style-name="Standard">interferir no processo de resolução de conflitos (o Git ainda executará</text:p>
      <text:p text:style-name="Standard">a busca, mas se recusará a mesclar — Alice terá que se livrar de suas</text:p>
      <text:p text:style-name="Standard">alterações locais de alguma forma e puxar novamente quando isso acontecer).</text:p>
      <text:p text:style-name="Standard"/>
      <text:p text:style-name="Standard">Alice pode espiar o que Bob fez sem mesclar primeiro, usando o comando "fetch"</text:p>
      <text:p text:style-name="Standard">; isso permite que Alice inspecione o que Bob fez, usando um símbolo</text:p>
      <text:p text:style-name="Standard">especial "FETCH_HEAD", para determinar se ele tem algo que valha a pena</text:p>
      <text:p text:style-name="Standard">puxar, assim:</text:p>
      <text:p text:style-name="Standard"/>
      <text:p text:style-name="Standard">alice$ git fetch /home/bob/myrepo master</text:p>
      <text:p text:style-name="Standard">alice$ git log -p HEAD..FETCH_HEAD</text:p>
      <text:p text:style-name="Standard"/>
      <text:p text:style-name="Standard">Esta operação é segura mesmo se Alice tiver alterações locais não confirmadas. A</text:p>
      <text:p text:style-name="Standard">notação de intervalo "HEAD..FETCH_HEAD" significa "mostrar tudo o que é</text:p>
      <text:p text:style-name="Standard">acessível a partir do FETCH_HEAD, mas excluir tudo o que é</text:p>
      <text:p text:style-name="Standard">acessível a partir do HEAD". Alice já sabe tudo o que leva ao seu estado atual</text:p>
      <text:p text:style-name="Standard">(HEAD) e analisa o que Bob tem em seu estado (FETCH_HEAD) que</text:p>
      <text:p text:style-name="Standard">ela não viu com este comando.</text:p>
      <text:p text:style-name="Standard"/>
      <text:p text:style-name="Standard"><text:soft-page-break/>Se Alice quiser visualizar o que Bob fez desde que seus históricos se bifurcaram</text:p>
      <text:p text:style-name="Standard">ela pode emitir o seguinte comando:</text:p>
      <text:p text:style-name="Standard"/>
      <text:p text:style-name="Standard">$ gitk HEAD..FETCH_HEAD</text:p>
      <text:p text:style-name="Standard"/>
      <text:p text:style-name="Standard">Isso usa a mesma notação de intervalo de dois pontos que vimos anteriormente com git log.</text:p>
      <text:p text:style-name="Standard"/>
      <text:p text:style-name="Standard">Alice pode querer visualizar o que ambos fizeram desde que se bifurcaram. Ela pode</text:p>
      <text:p text:style-name="Standard">usar a forma de três pontos em vez da forma de dois pontos:</text:p>
      <text:p text:style-name="Standard"/>
      <text:p text:style-name="Standard">$ gitk HEAD...FETCH_HEAD</text:p>
      <text:p text:style-name="Standard"/>
      <text:p text:style-name="Standard">Isso significa "mostrar tudo o que é acessível a partir de qualquer um, mas</text:p>
      <text:p text:style-name="Standard">excluir tudo o que é acessível a partir de ambos".</text:p>
      <text:p text:style-name="Standard"/>
      <text:p text:style-name="Standard">Observe que essas notações de intervalo podem ser usadas com gitk e</text:p>
      <text:p text:style-name="Standard">"git log".</text:p>
      <text:p text:style-name="Standard"/>
      <text:p text:style-name="Standard">Após inspecionar o que Bob fez, se não houver nada urgente, Alice pode</text:p>
      <text:p text:style-name="Standard">decidir continuar trabalhando sem puxar de Bob. Se o histórico de Bob</text:p>
      <text:p text:style-name="Standard">tiver algo que Alice precisaria imediatamente, Alice pode escolher</text:p>
      <text:p text:style-name="Standard">esconder seu trabalho em andamento primeiro, fazer um "puxar" e, então, finalmente, desempacotar</text:p>
      <text:p text:style-name="Standard">seu trabalho em andamento em cima do histórico resultante.</text:p>
      <text:p text:style-name="Standard"/>
      <text:p text:style-name="Standard">Quando você está trabalhando em um pequeno grupo muito unido, não é incomum</text:p>
      <text:p text:style-name="Standard">interagir com o mesmo repositório repetidamente. Ao definir</text:p>
      <text:p text:style-name="Standard">o atalho do repositório remoto, você pode facilitar:</text:p>
      <text:p text:style-name="Standard"/>
      <text:p text:style-name="Standard">alice$ git remote add bob /home/bob/myrepo</text:p>
      <text:p text:style-name="Standard"/>
      <text:p text:style-name="Standard">Com isso, Alice pode executar a primeira parte da operação "pull"</text:p>
      <text:p text:style-name="Standard">sozinha usando o comando git fetch sem mesclá-los com seu próprio</text:p>
      <text:p text:style-name="Standard">branch, usando:</text:p>
      <text:p text:style-name="Standard"/>
      <text:p text:style-name="Standard">alice$ git fetch bob</text:p>
      <text:p text:style-name="Standard"/>
      <text:p text:style-name="Standard">Ao contrário da forma longa, quando Alice busca de Bob usando um atalho</text:p>
      <text:p text:style-name="Standard">de repositório remoto configurado com git remote, o que foi buscado é armazenado</text:p>
      <text:p text:style-name="Standard">em um branch de rastreamento remoto, neste caso bob/master. Então, depois disso:</text:p>
      <text:p text:style-name="Standard"/>
      <text:p text:style-name="Standard">alice$ git log -p master..bob/master</text:p>
      <text:p text:style-name="Standard">mostra uma lista de todas as alterações que Bob fez desde que ele ramificou do</text:p>
      <text:p text:style-name="Standard">branch master de Alice.</text:p>
      <text:p text:style-name="Standard"/>
      <text:p text:style-name="Standard">Depois de examinar essas alterações, Alice pode mesclar as alterações em seu</text:p>
      <text:p text:style-name="Standard">branch master:</text:p>
      <text:p text:style-name="Standard"/>
      <text:p text:style-name="Standard">alice$ git merge bob/master</text:p>
      <text:p text:style-name="Standard"/>
      <text:p text:style-name="Standard">Essa mesclagem também pode ser feita puxando de seu próprio branch de rastreamento remoto</text:p>
      <text:p text:style-name="Standard">, assim:</text:p>
      <text:p text:style-name="Standard"/>
      <text:p text:style-name="Standard"><text:soft-page-break/>alice$ git pull . remotes/bob/master</text:p>
      <text:p text:style-name="Standard"/>
      <text:p text:style-name="Standard">Observe que git pull sempre mescla no branch atual, independentemente de</text:p>
      <text:p text:style-name="Standard">o que mais é dado na linha de comando.</text:p>
      <text:p text:style-name="Standard"/>
      <text:p text:style-name="Standard">Mais tarde, Bob pode atualizar seu repositório com as últimas alterações de Alice usando</text:p>
      <text:p text:style-name="Standard"/>
      <text:p text:style-name="Standard">bob$ git pull</text:p>
      <text:p text:style-name="Standard"/>
      <text:p text:style-name="Standard">Observe que ele não precisa fornecer o caminho para o repositório de Alice; quando</text:p>
      <text:p text:style-name="Standard">Bob clonou o repositório de Alice, o Git armazenou a localização do</text:p>
      <text:p text:style-name="Standard">repositório dela na configuração do repositório, e essa localização é usada</text:p>
      <text:p text:style-name="Standard">para pulls:</text:p>
      <text:p text:style-name="Standard"/>
      <text:p text:style-name="Standard">bob$ git config --get remote.origin.url</text:p>
      <text:p text:style-name="Standard">/home/alice/project</text:p>
      <text:p text:style-name="Standard">(A configuração completa criada pelo git clone é visível usando git</text:p>
      <text:p text:style-name="Standard">config -l, e a página de manual git-config(1) explica o significado de cada</text:p>
      <text:p text:style-name="Standard">opção.)</text:p>
      <text:p text:style-name="Standard"/>
      <text:p text:style-name="Standard">O Git também mantém uma cópia original do branch master de Alice sob o nome</text:p>
      <text:p text:style-name="Standard">"origin/master":</text:p>
      <text:p text:style-name="Standard"/>
      <text:p text:style-name="Standard">bob$ git branch -r</text:p>
      <text:p text:style-name="Standard">origin/master</text:p>
      <text:p text:style-name="Standard"/>
      <text:p text:style-name="Standard">Se Bob decidir trabalhar em um host diferente, ele ainda poderá</text:p>
      <text:p text:style-name="Standard">executar clones e pulls usando o protocolo ssh:</text:p>
      <text:p text:style-name="Standard"/>
      <text:p text:style-name="Standard">bob$ git clone alice.org:/home/alice/project myrepo</text:p>
      <text:p text:style-name="Standard"/>
      <text:p text:style-name="Standard">Como alternativa, o Git tem um protocolo nativo ou pode usar http; veja git-</text:p>
      <text:p text:style-name="Standard">pull(1) para detalhes.</text:p>
      <text:p text:style-name="Standard"/>
      <text:p text:style-name="Standard">O Git também pode ser usado em um modo semelhante ao CVS, com um repositório central para o qual</text:p>
      <text:p text:style-name="Standard">vários usuários enviam alterações; veja git-push(1) e gitcvs-migration(7).</text:p>
      <text:p text:style-name="Standard"/>
      <text:p text:style-name="Standard"/>
      <text:p text:style-name="Standard">EXPLORANDO O HISTÓRICO</text:p>
      <text:p text:style-name="Standard">O histórico do Git é representado como uma série de commits inter-relacionados. Já</text:p>
      <text:p text:style-name="Standard">vimos que o comando git log pode listar esses commits. Observe que</text:p>
      <text:p text:style-name="Standard">a primeira linha de cada entrada do log do git também fornece um nome para o commit:</text:p>
      <text:p text:style-name="Standard"/>
      <text:p text:style-name="Standard">$ git log</text:p>
      <text:p text:style-name="Standard">commit c82a22c39cbc32576f64f5c6b3f24b99ea8149c7</text:p>
      <text:p text:style-name="Standard">Autor: Junio ​​C Hamano &lt;junkio@cox.net&gt;</text:p>
      <text:p text:style-name="Standard">Data: Ter Mai 16 17:18:22 2006 -0700</text:p>
      <text:p text:style-name="Standard"/>
      <text:p text:style-name="Standard">merge-base: Esclareça os comentários sobre o pós-processamento.</text:p>
      <text:p text:style-name="Standard"/>
      <text:p text:style-name="Standard">Podemos dar esse nome ao git show para ver os detalhes sobre esse commit.</text:p>
      <text:p text:style-name="Standard"><text:soft-page-break/></text:p>
      <text:p text:style-name="Standard">$ git show c82a22c39cbc32576f64f5c6b3f24b99ea8149c7</text:p>
      <text:p text:style-name="Standard"/>
      <text:p text:style-name="Standard">Mas há outras maneiras de se referir a commits. Você pode usar qualquer parte inicial</text:p>
      <text:p text:style-name="Standard">do nome que seja longa o suficiente para identificar exclusivamente o commit:</text:p>
      <text:p text:style-name="Standard"/>
      <text:p text:style-name="Standard">$ git show c82a22c39c # os primeiros caracteres do nome são</text:p>
      <text:p text:style-name="Standard"># geralmente o suficiente</text:p>
      <text:p text:style-name="Standard">$ git show HEAD # a ponta do branch atual</text:p>
      <text:p text:style-name="Standard">$ git show experimental # a ponta do branch "experimental"</text:p>
      <text:p text:style-name="Standard"/>
      <text:p text:style-name="Standard">Cada commit geralmente tem um commit "pai" que aponta para o</text:p>
      <text:p text:style-name="Standard">estado anterior do projeto:</text:p>
      <text:p text:style-name="Standard"/>
      <text:p text:style-name="Standard">$ git show HEAD^ # para ver o pai de HEAD</text:p>
      <text:p text:style-name="Standard">$ git show HEAD^^ # para ver o avô de HEAD</text:p>
      <text:p text:style-name="Standard">$ git show HEAD~4 # para ver o tataravô de HEAD</text:p>
      <text:p text:style-name="Standard"/>
      <text:p text:style-name="Standard">Observe que os commits de mesclagem podem ter mais de um pai:</text:p>
      <text:p text:style-name="Standard"/>
      <text:p text:style-name="Standard">$ git show HEAD^1 # mostra o primeiro pai de HEAD (o mesmo que HEAD^)</text:p>
      <text:p text:style-name="Standard">$ git show HEAD^2 # mostra o segundo pai de HEAD</text:p>
      <text:p text:style-name="Standard"/>
      <text:p text:style-name="Standard">Você também pode dar nomes próprios aos commits; depois de executar</text:p>
      <text:p text:style-name="Standard"/>
      <text:p text:style-name="Standard">$ git tag v2.5 1b2e1d63ff</text:p>
      <text:p text:style-name="Standard"/>
      <text:p text:style-name="Standard">você pode se referir a 1b2e1d63ff pelo nome "v2.5". Se você pretende compartilhar</text:p>
      <text:p text:style-name="Standard">esse nome com outras pessoas (por exemplo, para identificar uma versão de</text:p>
      <text:p text:style-name="Standard">lançamento), você deve criar um objeto "tag" e talvez assiná-lo; veja</text:p>
      <text:p text:style-name="Standard">git-tag(1) para detalhes.</text:p>
      <text:p text:style-name="Standard"/>
      <text:p text:style-name="Standard">Qualquer comando Git que precise saber um commit pode ter qualquer um desses</text:p>
      <text:p text:style-name="Standard">nomes. Por exemplo:</text:p>
      <text:p text:style-name="Standard"/>
      <text:p text:style-name="Standard">$ git diff v2.5 HEAD # compara o HEAD atual com v2.5</text:p>
      <text:p text:style-name="Standard">$ git branch stable v2.5 # inicia um novo branch chamado "stable" com base</text:p>
      <text:p text:style-name="Standard"># em v2.5</text:p>
      <text:p text:style-name="Standard">$ git reset --hard HEAD^ # redefine seu branch atual e diretório de</text:p>
      <text:p text:style-name="Standard"># trabalho para seu estado em HEAD^</text:p>
      <text:p text:style-name="Standard"/>
      <text:p text:style-name="Standard">Tenha cuidado com o último comando: além de perder quaisquer alterações no</text:p>
      <text:p text:style-name="Standard">diretório de trabalho, ele também removerá todos os commits posteriores deste</text:p>
      <text:p text:style-name="Standard">branch. Se esta ramificação for a única ramificação contendo esses commits,</text:p>
      <text:p text:style-name="Standard">eles serão perdidos. Além disso, não use git reset em uma ramificação</text:p>
      <text:p text:style-name="Standard">publicamente visível da qual outros desenvolvedores extraem, pois isso forçará mesclagens</text:p>
      <text:p text:style-name="Standard">desnecessárias em outros desenvolvedores para limpar o histórico. Se você precisar desfazer</text:p>
      <text:p text:style-name="Standard">as alterações que você enviou, use git revert.</text:p>
      <text:p text:style-name="Standard"/>
      <text:p text:style-name="Standard">O comando git grep pode procurar strings em qualquer versão do seu</text:p>
      <text:p text:style-name="Standard">projeto, então</text:p>
      <text:p text:style-name="Standard"/>
      <text:p text:style-name="Standard"><text:soft-page-break/>$ git grep "hello" v2.5</text:p>
      <text:p text:style-name="Standard"/>
      <text:p text:style-name="Standard">procura por todas as ocorrências de "hello" na v2.5.</text:p>
      <text:p text:style-name="Standard"/>
      <text:p text:style-name="Standard">Se você deixar de fora o nome do commit, git grep pesquisará qualquer um dos arquivos</text:p>
      <text:p text:style-name="Standard">que ele gerencia em seu diretório atual. Então</text:p>
      <text:p text:style-name="Standard"/>
      <text:p text:style-name="Standard">$ git grep "hello"</text:p>
      <text:p text:style-name="Standard"/>
      <text:p text:style-name="Standard">é uma maneira rápida de pesquisar apenas os arquivos que são rastreados pelo Git.</text:p>
      <text:p text:style-name="Standard"/>
      <text:p text:style-name="Standard">Muitos comandos do Git também aceitam conjuntos de commits, que podem ser especificados</text:p>
      <text:p text:style-name="Standard">de várias maneiras. Aqui estão alguns exemplos com git log:</text:p>
      <text:p text:style-name="Standard"/>
      <text:p text:style-name="Standard">$ git log v2.5..v2.6 # commits entre v2.5 e v2.6</text:p>
      <text:p text:style-name="Standard">$ git log v2.5.. # commits desde v2.5</text:p>
      <text:p text:style-name="Standard">$ git log --since="2 weeks ago" # commits das últimas 2 semanas</text:p>
      <text:p text:style-name="Standard">$ git log v2.5.. Makefile # commits desde v2.5 que modificam</text:p>
      <text:p text:style-name="Standard"># Makefile</text:p>
      <text:p text:style-name="Standard"/>
      <text:p text:style-name="Standard">Você também pode dar ao git log um "intervalo" de commits onde o primeiro não é</text:p>
      <text:p text:style-name="Standard">necessariamente um ancestral do segundo; por exemplo, se as pontas dos</text:p>
      <text:p text:style-name="Standard">branches "stable" e "master" divergiram de um commit comum há algum</text:p>
      <text:p text:style-name="Standard">tempo, então</text:p>
      <text:p text:style-name="Standard"/>
      <text:p text:style-name="Standard">$ git log stable..master</text:p>
      <text:p text:style-name="Standard"/>
      <text:p text:style-name="Standard">listará os commits feitos no branch master, mas não no branch stable,</text:p>
      <text:p text:style-name="Standard">enquanto</text:p>
      <text:p text:style-name="Standard"/>
      <text:p text:style-name="Standard">$ git log master..stable</text:p>
      <text:p text:style-name="Standard"/>
      <text:p text:style-name="Standard">mostrará a lista de commits feitos no branch stable, mas não no</text:p>
      <text:p text:style-name="Standard">branch master.</text:p>
      <text:p text:style-name="Standard"/>
      <text:p text:style-name="Standard">O comando git log tem uma fraqueza: ele deve apresentar os commits em uma lista.</text:p>
      <text:p text:style-name="Standard">Quando o histórico tem linhas de desenvolvimento que divergiram e depois se fundiram</text:p>
      <text:p text:style-name="Standard">novamente, a ordem em que o git log apresenta esses commits não tem</text:p>
      <text:p text:style-name="Standard">sentido.</text:p>
      <text:p text:style-name="Standard"/>
      <text:p text:style-name="Standard">A maioria dos projetos com vários contribuidores (como o kernel Linux ou</text:p>
      <text:p text:style-name="Standard">o próprio Git) tem mesclagens frequentes, e o gitk faz um trabalho melhor de</text:p>
      <text:p text:style-name="Standard">visualizar seu histórico. Por exemplo,</text:p>
      <text:p text:style-name="Standard"/>
      <text:p text:style-name="Standard">$ gitk --since="2 weeks ago" drivers/</text:p>
      <text:p text:style-name="Standard"/>
      <text:p text:style-name="Standard">permite que você navegue por quaisquer commits das últimas 2 semanas de commits que</text:p>
      <text:p text:style-name="Standard">modificaram arquivos no diretório "drivers". (Nota: você pode ajustar</text:p>
      <text:p text:style-name="Standard">as fontes do gitk mantendo pressionada a tecla control enquanto pressiona "-" ou</text:p>
      <text:p text:style-name="Standard">"+".)</text:p>
      <text:p text:style-name="Standard"/>
      <text:p text:style-name="Standard"><text:soft-page-break/>Finalmente, a maioria dos comandos que aceitam nomes de arquivo permitirão opcionalmente que você</text:p>
      <text:p text:style-name="Standard">preceda qualquer nome de arquivo por um commit, para especificar uma versão particular</text:p>
      <text:p text:style-name="Standard">do arquivo:</text:p>
      <text:p text:style-name="Standard"/>
      <text:p text:style-name="Standard">$ git diff v2.5:Makefile HEAD:Makefile.in</text:p>
      <text:p text:style-name="Standard">Você também pode usar git show para ver qualquer arquivo:</text:p>
      <text:p text:style-name="Standard"/>
      <text:p text:style-name="Standard">$ git show v2.5:Makefile</text:p>
      <text:p text:style-name="Standard"/>
      <text:p text:style-name="Standard">PRÓXIMOS PASSOS</text:p>
      <text:p text:style-name="Standard">Este tutorial deve ser suficiente para executar o controle básico de revisão</text:p>
      <text:p text:style-name="Standard">distribuída para seus projetos. No entanto, para entender completamente a profundidade e</text:p>
      <text:p text:style-name="Standard">o poder do Git, você precisa entender duas ideias simples nas quais ele se</text:p>
      <text:p text:style-name="Standard">baseia:</text:p>
      <text:p text:style-name="Standard"/>
      <text:p text:style-name="Standard">• O banco de dados de objetos é o sistema bastante elegante usado para armazenar o</text:p>
      <text:p text:style-name="Standard">histórico do seu projeto — arquivos, diretórios e commits.</text:p>
      <text:p text:style-name="Standard"/>
      <text:p text:style-name="Standard">• O arquivo de índice é um cache do estado de uma árvore de diretórios, usado para</text:p>
      <text:p text:style-name="Standard">criar commits, verificar diretórios de trabalho e manter as várias</text:p>
      <text:p text:style-name="Standard">árvores envolvidas em uma mesclagem.</text:p>
      <text:p text:style-name="Standard"/>
      <text:p text:style-name="Standard">A segunda parte deste tutorial explica o banco de dados de objetos, o arquivo de índice,</text:p>
      <text:p text:style-name="Standard">e algumas outras coisas que você precisará para aproveitar ao máximo o Git.</text:p>
      <text:p text:style-name="Standard">Você pode encontrá-lo em gittutorial-2(7).</text:p>
      <text:p text:style-name="Standard"/>
      <text:p text:style-name="Standard">Se você não quiser continuar com isso imediatamente, algumas outras</text:p>
      <text:p text:style-name="Standard">digressões que podem ser interessantes neste ponto são:</text:p>
      <text:p text:style-name="Standard"/>
      <text:p text:style-name="Standard">• git-format-patch(1), git-am(1): Eles convertem séries de commits do git</text:p>
      <text:p text:style-name="Standard">em patches enviados por e-mail e vice-versa, úteis para projetos como</text:p>
      <text:p text:style-name="Standard">o kernel Linux que depende muito de patches enviados por e-mail.</text:p>
      <text:p text:style-name="Standard"/>
      <text:p text:style-name="Standard">• git-bisect(1): Quando há uma regressão no seu projeto, uma maneira</text:p>
      <text:p text:style-name="Standard">de rastrear o bug é pesquisar no histórico para encontrar</text:p>
      <text:p text:style-name="Standard">o commit exato que é o culpado. O Git bisect pode ajudá-lo a executar uma</text:p>
      <text:p text:style-name="Standard">busca binária para esse commit. Ele é inteligente o suficiente para executar uma</text:p>
      <text:p text:style-name="Standard">busca próxima do ideal, mesmo no caso de histórico não linear</text:p>
      <text:p text:style-name="Standard">complexo com muitos branches mesclados.</text:p>
      <text:p text:style-name="Standard"/>
      <text:p text:style-name="Standard">• gitworkflows(7): Oferece uma visão geral dos fluxos de trabalho recomendados.</text:p>
      <text:p text:style-name="Standard"/>
      <text:p text:style-name="Standard">• giteveryday(7): Git cotidiano com cerca de 20 comandos.</text:p>
      <text:p text:style-name="Standard"/>
      <text:p text:style-name="Standard">• gitcvs-migration(7): Git para usuários do CVS.</text:p>
      <text:p text:style-name="Standard"/>
      <text:p text:style-name="Standard">VEJA TAMBÉM</text:p>
      <text:p text:style-name="Standard">gittutorial-2(7), gitcvs-migration(7), gitcore-tutorial(7),</text:p>
      <text:p text:style-name="Standard">gitglossary(7), git-help(1), gitworkflows(7), giteveryday(7), Manual do usuário do Git</text:p>
      <text:p text:style-name="Standard">[1]</text:p>
      <text:p text:style-name="Standard"/>
      <text:p text:style-name="Standard"><text:soft-page-break/>GIT</text:p>
      <text:p text:style-name="Standard">Parte do conjunto git(1)</text:p>
      <text:p text:style-name="Standard"/>
      <text:p text:style-name="Standard">NOTAS</text:p>
      <text:p text:style-name="Standard">1. Manual do usuário do Git</text:p>
      <text:p text:style-name="Standard">file:///usr/share/doc/git/html/user-manual.htm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0:05:15.594231236</meta:creation-date>
    <dc:date>2024-09-19T10:13:22.449302769</dc:date>
    <meta:editing-duration>PT8M7S</meta:editing-duration>
    <meta:editing-cycles>1</meta:editing-cycles>
    <meta:document-statistic meta:table-count="0" meta:image-count="0" meta:object-count="0" meta:page-count="11" meta:paragraph-count="359" meta:word-count="3024" meta:character-count="18083" meta:non-whitespace-character-count="15425"/>
    <meta:generator>LibreOffice/24.8.0.3$Linux_X86_64 LibreOffice_project/480$Build-3</meta:generator>
  </office:meta>
</office:document-meta>
</file>